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officeooo:paragraph-rsid="00040fc2" fo:hyphenate="true" fo:hyphenation-remain-char-count="2" fo:hyphenation-push-char-count="2"/>
    </style:style>
    <style:style style:name="P2" style:family="paragraph" style:parent-style-name="Standard">
      <style:text-properties fo:language="de" fo:country="AT" officeooo:paragraph-rsid="00040fc2"/>
    </style:style>
    <style:style style:name="P3" style:family="paragraph" style:parent-style-name="Text_20_body" style:list-style-name="WW8Num31">
      <style:paragraph-properties fo:margin-top="0.106cm" fo:margin-bottom="0cm" loext:contextual-spacing="false" fo:text-align="start" style:justify-single-word="false"/>
      <style:text-properties fo:font-style="normal" officeooo:paragraph-rsid="000871df" style:font-style-asian="normal" style:font-style-complex="normal"/>
    </style:style>
    <style:style style:name="P4" style:family="paragraph" style:parent-style-name="Text_20_body" style:list-style-name="WW8Num31">
      <style:paragraph-properties fo:margin-top="0.106cm" fo:margin-bottom="0cm" loext:contextual-spacing="false" fo:text-align="start" style:justify-single-word="false"/>
      <style:text-properties fo:language="de" fo:country="AT" fo:font-style="normal" officeooo:paragraph-rsid="000871df" style:font-style-asian="normal" style:font-style-complex="normal"/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 style:list-style-name="List_20_3">
      <style:paragraph-properties fo:hyphenation-ladder-count="no-limit"/>
      <style:text-properties officeooo:paragraph-rsid="00040fc2" fo:hyphenate="true" fo:hyphenation-remain-char-count="2" fo:hyphenation-push-char-count="2"/>
    </style:style>
    <style:style style:name="P9" style:family="paragraph" style:parent-style-name="Standard" style:list-style-name="WW8Num31">
      <style:text-properties officeooo:paragraph-rsid="00040fc2"/>
    </style:style>
    <style:style style:name="P10" style:family="paragraph" style:parent-style-name="Standard" style:list-style-name="WW8Num31">
      <style:text-properties officeooo:paragraph-rsid="001023bb"/>
    </style:style>
    <style:style style:name="P11" style:family="paragraph" style:parent-style-name="Standard" style:list-style-name="WW8Num31">
      <style:text-properties fo:language="de" fo:country="AT" officeooo:paragraph-rsid="00040fc2"/>
    </style:style>
    <style:style style:name="P12" style:family="paragraph" style:parent-style-name="Standard" style:list-style-name="WW8Num31">
      <style:text-properties fo:language="de" fo:country="AT" officeooo:paragraph-rsid="0007ca98"/>
    </style:style>
    <style:style style:name="P13" style:family="paragraph" style:parent-style-name="Standard" style:list-style-name="WW8Num31">
      <style:text-properties fo:language="de" fo:country="AT" officeooo:paragraph-rsid="00124bf9"/>
    </style:style>
    <style:style style:name="P14" style:family="paragraph" style:parent-style-name="Standard" style:list-style-name="WW8Num31">
      <style:text-properties fo:language="de" fo:country="AT" officeooo:rsid="000e0240" officeooo:paragraph-rsid="000e0240"/>
    </style:style>
    <style:style style:name="P15" style:family="paragraph" style:parent-style-name="Standard" style:list-style-name="WW8Num31">
      <style:text-properties fo:language="de" fo:country="AT" officeooo:rsid="001023bb" officeooo:paragraph-rsid="001023bb"/>
    </style:style>
    <style:style style:name="P16" style:family="paragraph" style:parent-style-name="Standard" style:list-style-name="WW8Num31">
      <style:text-properties fo:language="de" fo:country="AT" officeooo:rsid="00124bf9" officeooo:paragraph-rsid="00124bf9"/>
    </style:style>
    <style:style style:name="P17" style:family="paragraph" style:parent-style-name="Heading_20_2">
      <style:paragraph-properties>
        <style:tab-stops>
          <style:tab-stop style:position="0cm"/>
        </style:tab-stops>
      </style:paragraph-properties>
      <style:text-properties officeooo:paragraph-rsid="00040fc2"/>
    </style:style>
    <style:style style:name="T1" style:family="text">
      <style:text-properties officeooo:rsid="00040fc2"/>
    </style:style>
    <style:style style:name="T2" style:family="text">
      <style:text-properties fo:language="de" fo:country="AT"/>
    </style:style>
    <style:style style:name="T3" style:family="text">
      <style:text-properties fo:language="de" fo:country="AT" fo:font-style="italic" style:font-style-asian="italic" style:font-style-complex="italic"/>
    </style:style>
    <style:style style:name="T4" style:family="text">
      <style:text-properties fo:language="de" fo:country="AT" fo:font-weight="bold" style:font-weight-asian="bold"/>
    </style:style>
    <style:style style:name="T5" style:family="text">
      <style:text-properties style:font-name="Verdana3" fo:font-size="9.5pt" style:font-size-asian="9.5pt" style:language-asian="de" style:country-asian="DE" style:font-name-complex="Verdana3" style:font-size-complex="9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9b3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871df" style:font-style-asian="italic" style:font-style-complex="italic"/>
    </style:style>
    <style:style style:name="T10" style:family="text">
      <style:text-properties fo:font-style="italic" officeooo:rsid="00059b39" style:font-style-asian="italic" style:font-style-complex="italic"/>
    </style:style>
    <style:style style:name="T11" style:family="text">
      <style:text-properties fo:font-style="italic" officeooo:rsid="000ffd85" style:font-style-asian="italic" style:font-style-complex="italic"/>
    </style:style>
    <style:style style:name="T12" style:family="text">
      <style:text-properties fo:font-style="italic" officeooo:rsid="00124bf9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0871df"/>
    </style:style>
    <style:style style:name="T15" style:family="text">
      <style:text-properties officeooo:rsid="000987ff"/>
    </style:style>
    <style:style style:name="T16" style:family="text">
      <style:text-properties officeooo:rsid="000c5f43"/>
    </style:style>
    <style:style style:name="T17" style:family="text">
      <style:text-properties officeooo:rsid="000e0240"/>
    </style:style>
    <style:style style:name="T18" style:family="text">
      <style:text-properties officeooo:rsid="000ffd85"/>
    </style:style>
    <style:style style:name="T19" style:family="text">
      <style:text-properties officeooo:rsid="00124bf9"/>
    </style:style>
    <style:style style:name="T20" style:family="text">
      <style:text-properties fo:font-style="normal" officeooo:rsid="00124bf9" style:font-style-asian="normal" style:font-style-complex="normal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4306_1589765986" text:style-name="Internet_20_link" text:visited-style-name="Internet_20_link">1. <text:s/></text:a>Linux anwenden: Die shell<text:tab/>1</text:p>
          <text:p text:style-name="P5"><text:a xlink:type="simple" xlink:href="#__RefHeading__4312_1589765986" text:style-name="Internet_20_link" text:visited-style-name="Internet_20_link">1.1. <text:s/></text:a>Aufgaben<text:tab/>1</text:p>
          <text:p text:style-name="P7"><text:a xlink:type="simple" xlink:href="#__RefHeading__4314_1589765986" text:style-name="Internet_20_link" text:visited-style-name="Internet_20_link">1.1.1. <text:s/></text:a>Hilfesystem: man<text:tab/>1</text:p>
          <text:p text:style-name="P7"><text:a xlink:type="simple" xlink:href="#__RefHeading__4316_1589765986" text:style-name="Internet_20_link" text:visited-style-name="Internet_20_link">1.1.2. <text:s/></text:a>Filesystem: cd, ls, pwd, cp, mv, rm, touch, locate, find,mkdir,rmdir<text:tab/>1</text:p>
          <text:p text:style-name="P7"><text:a xlink:type="simple" xlink:href="#__RefHeading__4318_1589765986" text:style-name="Internet_20_link" text:visited-style-name="Internet_20_link">1.1.3. <text:s/></text:a>Fileberechtigungen: chmod, chown, mv<text:tab/>1</text:p>
          <text:p text:style-name="P7"><text:a xlink:type="simple" xlink:href="#__RefHeading__4320_1589765986" text:style-name="Internet_20_link" text:visited-style-name="Internet_20_link">1.1.4. <text:s/></text:a>Umgebungsvariablen: set<text:tab/>2</text:p>
          <text:p text:style-name="P7"><text:a xlink:type="simple" xlink:href="#__RefHeading__4322_1589765986" text:style-name="Internet_20_link" text:visited-style-name="Internet_20_link">1.1.5. <text:s/></text:a>Dateien: tar, gz<text:tab/>2</text:p>
          <text:p text:style-name="P7"><text:a xlink:type="simple" xlink:href="#__RefHeading__4324_1589765986" text:style-name="Internet_20_link" text:visited-style-name="Internet_20_link">1.1.6. <text:s/></text:a>Textdateien: cat, head, tail, less, grep, sort<text:tab/>2</text:p>
          <text:p text:style-name="P7"><text:a xlink:type="simple" xlink:href="#__RefHeading__4326_1589765986" text:style-name="Internet_20_link" text:visited-style-name="Internet_20_link">1.1.7. <text:s/></text:a>Nutzerinformationen: who, id, groups, logname, users<text:tab/>2</text:p>
          <text:p text:style-name="P7"><text:a xlink:type="simple" xlink:href="#__RefHeading__4328_1589765986" text:style-name="Internet_20_link" text:visited-style-name="Internet_20_link">1.1.8. <text:s/></text:a>Prozesse: kill, nohup, ps, top<text:tab/>2</text:p>
          <text:p text:style-name="P7"><text:a xlink:type="simple" xlink:href="#__RefHeading__4330_1589765986" text:style-name="Internet_20_link" text:visited-style-name="Internet_20_link">1.1.9. <text:s/></text:a>Systeminformationen: df, du, uptime, free, uname<text:tab/>2</text:p>
          <text:p text:style-name="P7"><text:a xlink:type="simple" xlink:href="#__RefHeading___Toc426_455698886" text:style-name="Internet_20_link" text:visited-style-name="Internet_20_link">1.1.10. <text:s/></text:a>ABGABE: history&gt;NAME.log<text:tab/>2</text:p>
        </text:index-body>
      </text:table-of-content>
      <text:h text:style-name="Heading_20_1" text:outline-level="1" text:restart-numbering="true" text:start-value="-1"><text:bookmark-start text:name="__RefHeading__4306_1589765986"/><text:span text:style-name="T1">Linux anwenden: Die shell</text:span><text:bookmark-end text:name="__RefHeading__4306_1589765986"/></text:h>
      <text:list xml:id="list735667536" text:style-name="List_20_3">
        <text:list-item>
          <text:list>
            <text:list-item>
              <text:p text:style-name="P8"><text:a xlink:type="simple" xlink:href="https://www.shellbefehle.de/befehle/" text:style-name="Internet_20_link" text:visited-style-name="Visited_20_Internet_20_Link"><text:span text:style-name="Internet_20_link">https://www.shellbefehle.de/befehle/</text:span></text:a></text:p>
            </text:list-item>
          </text:list>
        </text:list-item>
      </text:list>
      <text:p text:style-name="P1"/>
      <text:h text:style-name="P17" text:outline-level="2"><text:bookmark-start text:name="__RefHeading__4312_1589765986"/>Aufgaben<text:bookmark-end text:name="__RefHeading__4312_1589765986"/></text:h>
      <text:h text:style-name="Heading_20_3" text:outline-level="3"><text:bookmark-start text:name="__RefHeading__4314_1589765986"/>Hilfesystem: man<text:bookmark-end text:name="__RefHeading__4314_1589765986"/></text:h>
      <text:list xml:id="list1366826051" text:style-name="WW8Num31">
        <text:list-item>
          <text:p text:style-name="P9"><text:span text:style-name="T2">Bei allen nachfolgenden Aufgaben können Sie die Funktionen der Kommandos mittels „man [befehl]“ nachlesen (alternativ auch </text:span><text:a xlink:type="simple" xlink:href="http://de.linwiki.org/wiki/Linuxfibel" text:style-name="Internet_20_link" text:visited-style-name="Visited_20_Internet_20_Link"><text:span text:style-name="Internet_20_link"><text:span text:style-name="T2">http://de.linwiki.org/wiki/Linuxfibel</text:span></text:span></text:a><text:span text:style-name="T2">).<text:line-break/>Sollten die Man-Pages nachinstalliert werden müssen, so können Sie dies unter Ubuntu wie folgt: <text:s/>sudo </text:span><text:span text:style-name="T5">apt-get install manpages-dev</text:span></text:p>
        </text:list-item>
      </text:list>
      <text:h text:style-name="Heading_20_3" text:outline-level="3"><text:bookmark-start text:name="__RefHeading__4316_1589765986"/>Filesystem: cd, ls, pwd, cp, mv, rm, touch, locate, find,<text:span text:style-name="T19">mkdir,rmdir</text:span><text:bookmark-end text:name="__RefHeading__4316_1589765986"/></text:h>
      <text:list xml:id="list171835786134633" text:continue-numbering="true" text:style-name="WW8Num31">
        <text:list-item>
          <text:p text:style-name="P11">Erzeugen Sie ein Verzeichnis mit Namen <text:span text:style-name="T8">labor1</text:span> in ihrem Home-Verzeichnis.</text:p>
        </text:list-item>
        <text:list-item>
          <text:p text:style-name="P11">Erzeugen Sie im Home-Verzeichnis eine leere Datei mit Namen <text:span text:style-name="T8">leer1</text:span> und kopieren Sie diese in das neu erstellte Verzeichnis.</text:p>
        </text:list-item>
        <text:list-item>
          <text:p text:style-name="P11">Wechseln Sie ins Verzeichnis <text:span text:style-name="T8">labor1</text:span> und geben Sie den Verzeichnis-Pfad auf dem Bildschirm aus.</text:p>
        </text:list-item>
        <text:list-item>
          <text:p text:style-name="P11">Suchen Sie alle Dateien im System <text:span text:style-name="T14">ab dem Ordner /usr/include</text:span>, die den Begriff <text:span text:style-name="T9">std</text:span> beinhalten und speichern Sie das Ergebnis in der Datei <text:span text:style-name="T9">std</text:span><text:span text:style-name="T8">_</text:span><text:span text:style-name="T9">header-files_</text:span><text:span text:style-name="T8">in_linux.</text:span><text:span text:style-name="T9">txt</text:span>.</text:p>
        </text:list-item>
        <text:list-item>
          <text:p text:style-name="P3">Richten Sie in Ihrem <text:span text:style-name="T14">Home</text:span>verzeichnis folgende Verzeichnisstruktur ein:<text:line-break/> <text:s text:c="30"/>- schule <text:s text:c="6"/>- bs<text:line-break/> <text:s text:c="50"/>- db<text:line-break/> <text:s text:c="50"/>- prog<text:line-break/> <text:s text:c="30"/>- privat <text:s text:c="8"/>- mutti<text:line-break/> <text:s text:c="50"/>- vati<text:line-break/> <text:s text:c="30"/>- download<text:line-break/> <text:s text:c="30"/>- sonst</text:p>
        </text:list-item>
        <text:list-item>
          <text:p text:style-name="P4">Ändern Sie die Verzeichnisstruktur der vorherigen Aufgabe in folgende Struktur ab:<text:line-break/> <text:s text:c="29"/>- school <text:s text:c="8"/>- bs<text:line-break/> <text:s text:c="50"/>- db<text:line-break/> <text:s text:c="30"/>- private <text:s text:c="7"/>- karl<text:line-break/> <text:s text:c="50"/>- heinz<text:line-break/> <text:s text:c="30"/>- sonst<text:line-break/> <text:s text:c="50"/>- download</text:p>
        </text:list-item>
      </text:list>
      <text:h text:style-name="Heading_20_3" text:outline-level="3"><text:bookmark-start text:name="__RefHeading__4318_1589765986"/>Fileberechtigungen: chmod, chown, <text:span text:style-name="T16">mv</text:span><text:bookmark-end text:name="__RefHeading__4318_1589765986"/></text:h>
      <text:list xml:id="list171835343016380" text:continue-numbering="true" text:style-name="WW8Num31">
        <text:list-item>
          <text:p text:style-name="P11">Ändern Sie die Dateiberechtigungen von <text:span text:style-name="T8">leer1</text:span> so, dass Sie nur von Ihnen lesbar ist.</text:p>
        </text:list-item>
        <text:list-item>
          <text:p text:style-name="P11">Geben Sie den Inhalt des aktuellen Verzeichnisses am Bildschirm aus.</text:p>
        </text:list-item>
        <text:list-item>
          <text:p text:style-name="P9"><text:soft-page-break/><text:span text:style-name="T2">Machen Sie die Datei </text:span><text:span text:style-name="T3">leer1</text:span><text:span text:style-name="T2"> für alle les-/schreib-/exekutierbar.</text:span></text:p>
        </text:list-item>
        <text:list-item>
          <text:p text:style-name="P11">Geben Sie das Listing <text:span text:style-name="T17">(ls -R)</text:span> des Home-Verzeichnisses aus und speichern Sie es in der Datei <text:span text:style-name="T8">leer1</text:span></text:p>
        </text:list-item>
        <text:list-item>
          <text:p text:style-name="P11">Ändern Sie den Namen der Date<text:span text:style-name="T17">i</text:span> <text:span text:style-name="T8">leer1</text:span> in <text:span text:style-name="T9">nichtleer</text:span>.</text:p>
        </text:list-item>
        <text:list-item>
          <text:p text:style-name="P14">Nichtleer soll nun die Rechte 644 erhalten</text:p>
        </text:list-item>
      </text:list>
      <text:p text:style-name="P2"/>
      <text:h text:style-name="Heading_20_3" text:outline-level="3"><text:bookmark-start text:name="__RefHeading__4320_1589765986"/>Umgebungsvariablen: set<text:bookmark-end text:name="__RefHeading__4320_1589765986"/></text:h>
      <text:list xml:id="list171835386328857" text:continue-numbering="true" text:style-name="WW8Num31">
        <text:list-item>
          <text:p text:style-name="P11">Geben Sie die Umgebungsvariablen <text:span text:style-name="T19">zunächst </text:span>am Bildschirm aus <text:span text:style-name="T19">(set) </text:span>und <text:span text:style-name="T19">dann </text:span>hängen Sie die Liste der Variablen an die Datei <text:span text:style-name="T9">nichtleer</text:span>.</text:p>
        </text:list-item>
      </text:list>
      <text:h text:style-name="Heading_20_3" text:outline-level="3"><text:bookmark-start text:name="__RefHeading__4322_1589765986"/>Dateien: tar, gz<text:bookmark-end text:name="__RefHeading__4322_1589765986"/></text:h>
      <text:list xml:id="list171835510559579" text:continue-numbering="true" text:style-name="WW8Num31">
        <text:list-item>
          <text:p text:style-name="P13"><text:span text:style-name="T7">Suchen Sie die Datei </text:span><text:span text:style-name="T11">services</text:span><text:span text:style-name="T7"> im Verzeichnis /</text:span><text:span text:style-name="T10">etc</text:span><text:span text:style-name="T7"> und kopieren Sie diese ins Verzeichnis </text:span><text:span text:style-name="T10">labor1</text:span><text:span text:style-name="T7">. </text:span></text:p>
        </text:list-item>
        <text:list-item>
          <text:p text:style-name="P13"><text:span text:style-name="T7">Gehen Sie in Ihr Homeverzeichnis und komprimieren Sie das Verzeichnis </text:span><text:span text:style-name="T10">labor1</text:span><text:span text:style-name="T7"> und alle darin befindlichen Dateien mit dem tar Befehl und erzeugen Sie somit die Datei namens </text:span><text:span text:style-name="T10">labor1.tar.gz</text:span><text:span text:style-name="T7">. </text:span></text:p>
        </text:list-item>
        <text:list-item>
          <text:p text:style-name="P16">Kontrollieren Sie die enthaltenen Dateien mit <text:span text:style-name="T8">tar </text:span><text:span text:style-name="T13">t</text:span><text:span text:style-name="T8">vfz ….</text:span></text:p>
        </text:list-item>
        <text:list-item>
          <text:p text:style-name="P13"><text:span text:style-name="T7">Löschen Sie nun das Verzeichnis </text:span><text:span text:style-name="T10">labor1</text:span><text:span text:style-name="T7"> und <text:s/>d</text:span>ekomprimieren Sie <text:span text:style-name="T7">anschliessend die Datei </text:span><text:span text:style-name="T10">labor1.tar.gz</text:span><text:span text:style-name="T7">.</text:span></text:p>
        </text:list-item>
      </text:list>
      <text:h text:style-name="Heading_20_3" text:outline-level="3"><text:bookmark-start text:name="__RefHeading__4324_1589765986"/>Textdateien: cat, <text:span text:style-name="T15">head, </text:span>tail, less, grep, <text:span text:style-name="T15">sort</text:span><text:bookmark-end text:name="__RefHeading__4324_1589765986"/></text:h>
      <text:list xml:id="list171834877165403" text:continue-numbering="true" text:style-name="WW8Num31">
        <text:list-item>
          <text:p text:style-name="P12">Geben Sie die ersten <text:span text:style-name="T18">2</text:span>0 Zeilen der Datei /<text:span text:style-name="T19">etc/</text:span><text:span text:style-name="T11">services</text:span> am Bildschirm aus.</text:p>
        </text:list-item>
        <text:list-item>
          <text:p text:style-name="P13">Erstellen Sie eine neue Datei mit den ersten <text:span text:style-name="T18">2</text:span>0 Zeilen der Datei /<text:span text:style-name="T19">etc/</text:span><text:span text:style-name="T11">services</text:span> (Name: <text:span text:style-name="T19">~</text:span><text:span text:style-name="T12">labor1/services-head20.txt </text:span>) und eine Datei mit den letzten <text:span text:style-name="T18">20</text:span> Zeilen <text:span text:style-name="T19">(Name: ~</text:span><text:span text:style-name="T12">labor1/services-tail20.txt</text:span>.</text:p>
        </text:list-item>
        <text:list-item>
          <text:p text:style-name="P12">Geben Sie alle Zeilen der Datei /<text:span text:style-name="T19">etc/</text:span><text:span text:style-name="T11">services</text:span> aus, die den Begriff <text:span text:style-name="T11">http</text:span> enthalten.</text:p>
        </text:list-item>
        <text:list-item>
          <text:p text:style-name="P11">Geben Sie die Datei <text:span text:style-name="T8">/etc/passwd</text:span> in sortierter Reihenfolge mit nummerierten Zeilen am Bildschirm aus.</text:p>
        </text:list-item>
      </text:list>
      <text:h text:style-name="Heading_20_3" text:outline-level="3"><text:bookmark-start text:name="__RefHeading__4326_1589765986"/>Nutzerinformationen: <text:span text:style-name="T19">who, id, </text:span>groups, logname, users<text:bookmark-end text:name="__RefHeading__4326_1589765986"/></text:h>
      <text:list xml:id="list171836537533567" text:continue-numbering="true" text:style-name="WW8Num31">
        <text:list-item>
          <text:p text:style-name="P11">Welche Benutzer sind noch eingeloggt? </text:p>
        </text:list-item>
        <text:list-item>
          <text:p text:style-name="P11">Welchen Gruppen gehören Sie an?</text:p>
        </text:list-item>
        <text:list-item>
          <text:p text:style-name="P11">Wie lautet ihr login-name?</text:p>
        </text:list-item>
      </text:list>
      <text:h text:style-name="Heading_20_3" text:outline-level="3"><text:bookmark-start text:name="__RefHeading__4328_1589765986"/>Prozesse: kill, nohup, ps, top<text:bookmark-end text:name="__RefHeading__4328_1589765986"/></text:h>
      <text:list xml:id="list171835962002677" text:continue-numbering="true" text:style-name="WW8Num31">
        <text:list-item>
          <text:p text:style-name="P9"><text:span text:style-name="T2">Geben Sie alle Prozesse </text:span><text:span text:style-name="T4">sortiert</text:span><text:span text:style-name="T2"> aus und speichern Sie das Ergebnis in die Datei </text:span><text:span text:style-name="T3">prozess1</text:span><text:span text:style-name="T2"> im Verzeichnis </text:span><text:span text:style-name="T3">labor1</text:span><text:span text:style-name="T2">.</text:span></text:p>
          <text:p text:style-name="P11"/>
        </text:list-item>
      </text:list>
      <text:h text:style-name="Heading_20_3" text:outline-level="3"><text:bookmark-start text:name="__RefHeading__4330_1589765986"/>Systeminformationen: df, du, uptime, free, uname<text:bookmark-end text:name="__RefHeading__4330_1589765986"/></text:h>
      <text:list xml:id="list171835505381882" text:continue-numbering="true" text:style-name="WW8Num31">
        <text:list-item>
          <text:p text:style-name="P11">Speichern Sie folgende Informationen in eine Datei <text:span text:style-name="T8">sys_info </text:span><text:span text:style-name="T20">im Verzeichnis</text:span><text:span text:style-name="T12"> labor1</text:span> <text:line-break/>freier Plattenplatz, Speicherverbrauch, Hauptspeicherauslastung, aktuelles Unix-System, Laufzeit des Systems.</text:p>
        </text:list-item>
      </text:list>
      <text:h text:style-name="Heading_20_3" text:outline-level="3"><text:bookmark-start text:name="__RefHeading___Toc426_455698886"/>ABGABE: history&gt;NAME.log<text:bookmark-end text:name="__RefHeading___Toc426_455698886"/></text:h>
      <text:list xml:id="list171835581104728" text:continue-numbering="true" text:style-name="WW8Num31">
        <text:list-item>
          <text:p text:style-name="P15">Geben Sie Ihre Arbeit durch folg. Befehl ab:<text:line-break/>$&gt; <text:span text:style-name="T6">history &gt; NAME.log</text:span> </text:p>
          <text:p text:style-name="P10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/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/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1z0" style:family="text">
      <style:text-properties fo:language="de" fo:country="A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5z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WW8Num25z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WW8Num25z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WW8Num25z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WW8Num25z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WW8Num25z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WW8Num25z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WW8Num25z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2-AB-linux-anwenden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14-03-06T10:18:11.971073000</meta:creation-date>
    <meta:editing-cycles>10</meta:editing-cycles>
    <meta:editing-duration>PT22M4S</meta:editing-duration>
    <meta:initial-creator>Anton Hofmann</meta:initial-creator>
    <dc:date>2019-12-18T17:18:34.511921782</dc:date>
    <meta:document-statistic meta:table-count="0" meta:image-count="0" meta:object-count="0" meta:page-count="2" meta:paragraph-count="56" meta:word-count="611" meta:character-count="4645" meta:non-whitespace-character-count="354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4-03-06T10:18:11.810183000"/>
  </office:meta>
</office:document-meta>
</file>